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T1" style:family="text">
      <style:text-properties fo:color="#569cd6"/>
    </style:style>
    <style:style style:name="T2" style:family="text">
      <style:text-properties fo:color="#4ec9b0"/>
    </style:style>
    <style:style style:name="T3" style:family="text">
      <style:text-properties fo:color="#dcdcaa"/>
    </style:style>
    <style:style style:name="T4" style:family="text">
      <style:text-properties fo:color="#4fc1ff"/>
    </style:style>
    <style:style style:name="T5" style:family="text">
      <style:text-properties fo:color="#9cdcfe"/>
    </style:style>
    <style:style style:name="T6" style:family="text">
      <style:text-properties fo:color="#ce9178"/>
    </style:style>
    <style:style style:name="T7" style:family="text">
      <style:text-properties fo:color="#c586c0"/>
    </style:style>
    <style:style style:name="T8" style:family="text">
      <style:text-properties fo:color="#b5cea8"/>
    </style:style>
    <style:style style:name="T9" style:family="text">
      <style:text-properties fo:color="#d16969"/>
    </style:style>
    <style:style style:name="T10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 UI Class: Handle UI Tasks</text:p>
      <text:p text:style-name="P1"><text:span text:style-name="T1">class</text:span> <text:span text:style-name="T2">UI</text:span> {</text:p>
      <text:p text:style-name="P1"><text:span text:style-name="T1">static</text:span> <text:span text:style-name="T3">displayBooks</text:span>() {</text:p>
      <text:p text:style-name="P1"><text:span text:style-name="T1">const</text:span> <text:span text:style-name="T4">books</text:span> = <text:span text:style-name="T2">Store</text:span>.<text:span text:style-name="T3">getBooks</text:span>();</text:p>
      <text:p text:style-name="P1"><text:span text:style-name="T4">books</text:span>.<text:span text:style-name="T3">forEach</text:span>((<text:span text:style-name="T5">book</text:span>) <text:span text:style-name="T1">=&gt;</text:span> <text:span text:style-name="T2">UI</text:span>.<text:span text:style-name="T3">addBookToList</text:span>(<text:span text:style-name="T5">book</text:span>));</text:p>
      <text:p text:style-name="P1">}</text:p>
      <text:p text:style-name="P1"><text:span text:style-name="T1">static</text:span> <text:span text:style-name="T3">addBookToList</text:span>(<text:span text:style-name="T5">book</text:span>) {</text:p>
      <text:p text:style-name="P1"><text:span text:style-name="T1">const</text:span> <text:span text:style-name="T4">display</text:span> = <text:span text:style-name="T6">`</text:span></text:p>
      <text:p text:style-name="P1"><text:span text:style-name="T6">&lt;p&gt;</text:span><text:span text:style-name="T1">${</text:span><text:span text:style-name="T5">book</text:span>.<text:span text:style-name="T5">title</text:span><text:span text:style-name="T1">}</text:span><text:span text:style-name="T6">&lt;/p&gt;</text:span></text:p>
      <text:p text:style-name="P1"><text:span text:style-name="T6">&lt;p&gt;</text:span><text:span text:style-name="T1">${</text:span><text:span text:style-name="T5">book</text:span>.<text:span text:style-name="T5">author</text:span><text:span text:style-name="T1">}</text:span><text:span text:style-name="T6">&lt;/p&gt;</text:span></text:p>
      <text:p text:style-name="P1"><text:span text:style-name="T6">&lt;button class="remove" id='</text:span><text:span text:style-name="T1">${</text:span><text:span text:style-name="T5">book</text:span>.<text:span text:style-name="T5">id</text:span><text:span text:style-name="T1">}</text:span><text:span text:style-name="T6">'&gt;Remove&lt;/button&gt;</text:span></text:p>
      <text:p text:style-name="P1"><text:span text:style-name="T6">&lt;hr/&gt;`</text:span>;</text:p>
      <text:p text:style-name="P1"><text:span text:style-name="T4">container</text:span>.<text:span text:style-name="T5">innerHTML</text:span> = <text:span text:style-name="T4">display</text:span>;</text:p>
      <text:p text:style-name="P1">}</text:p>
      <text:p text:style-name="P1"><text:span text:style-name="T1">static</text:span> <text:span text:style-name="T3">deleteBook</text:span>(<text:span text:style-name="T5">el</text:span>) {</text:p>
      <text:p text:style-name="P1"><text:span text:style-name="T7">if</text:span>(<text:span text:style-name="T5">el</text:span>.<text:span text:style-name="T5">classList</text:span>.<text:span text:style-name="T3">contains</text:span>(<text:span text:style-name="T6">'remove'</text:span>)) {</text:p>
      <text:p text:style-name="P1"><text:span text:style-name="T5">el</text:span>.<text:span text:style-name="T5">parentElement</text:span>.<text:span text:style-name="T3">remove</text:span>();</text:p>
      <text:p text:style-name="P1">}</text:p>
      <text:p text:style-name="P1">}</text:p>
      <text:p text:style-name="P1"><text:span text:style-name="T1">static</text:span> <text:span text:style-name="T3">clearFields</text:span>() {</text:p>
      <text:p text:style-name="P1"><text:span text:style-name="T5">document</text:span>.<text:span text:style-name="T3">querySelector</text:span>(<text:span text:style-name="T6">'.title'</text:span>).<text:span text:style-name="T5">value</text:span> = <text:span text:style-name="T6">''</text:span>;</text:p>
      <text:p text:style-name="P1"><text:span text:style-name="T5">document</text:span>.<text:span text:style-name="T3">querySelector</text:span>(<text:span text:style-name="T6">'.author'</text:span>).<text:span text:style-name="T5">value</text:span> = <text:span text:style-name="T6">''</text:span>;</text:p>
      <text:p text:style-name="P1">}</text:p>
      <text:p text:style-name="P1">}</text:p>
      <text:p text:style-name="P2">// Store Class: Handles Storage</text:p>
      <text:p text:style-name="P1"><text:span text:style-name="T1">class</text:span> <text:span text:style-name="T2">Store</text:span> {</text:p>
      <text:p text:style-name="P1"><text:span text:style-name="T1">static</text:span> <text:span text:style-name="T3">getBooks</text:span>() {</text:p>
      <text:p text:style-name="P1"><text:span text:style-name="T1">let</text:span> <text:span text:style-name="T5">books</text:span>;</text:p>
      <text:p text:style-name="P1"><text:span text:style-name="T7">if</text:span>(<text:span text:style-name="T5">localStorage</text:span>.<text:span text:style-name="T3">getItem</text:span>(<text:span text:style-name="T6">'books'</text:span>) === <text:span text:style-name="T1">null</text:span>) {</text:p>
      <text:p text:style-name="P1"><text:span text:style-name="T5">books</text:span> = [];</text:p>
      <text:p text:style-name="P1">} <text:span text:style-name="T7">else</text:span> {</text:p>
      <text:p text:style-name="P1"><text:span text:style-name="T5">books</text:span> = <text:span text:style-name="T5">JSON</text:span>.<text:span text:style-name="T3">parse</text:span>(<text:span text:style-name="T5">localStorage</text:span>.<text:span text:style-name="T3">getItem</text:span>(<text:span text:style-name="T6">'books'</text:span>));</text:p>
      <text:p text:style-name="P1">}</text:p>
      <text:p text:style-name="P1"><text:span text:style-name="T7">return</text:span> <text:span text:style-name="T5">books</text:span>;</text:p>
      <text:p text:style-name="P1">}</text:p>
      <text:p text:style-name="P1"><text:span text:style-name="T1">static</text:span> <text:span text:style-name="T3">addBook</text:span>(<text:span text:style-name="T5">book</text:span>) {</text:p>
      <text:p text:style-name="P1"><text:span text:style-name="T1">const</text:span> <text:span text:style-name="T4">books</text:span> = <text:span text:style-name="T2">Store</text:span>.<text:span text:style-name="T3">getBooks</text:span>();</text:p>
      <text:p text:style-name="P1"><text:span text:style-name="T4">books</text:span>.<text:span text:style-name="T3">push</text:span>(<text:span text:style-name="T5">book</text:span>);</text:p>
      <text:p text:style-name="P1"><text:span text:style-name="T5">localStorage</text:span>.<text:span text:style-name="T3">setItem</text:span>(<text:span text:style-name="T6">'books'</text:span>, <text:span text:style-name="T5">JSON</text:span>.<text:span text:style-name="T3">stringify</text:span>(<text:span text:style-name="T4">books</text:span>));</text:p>
      <text:p text:style-name="P1">}</text:p>
      <text:p text:style-name="P1"><text:span text:style-name="T1">static</text:span> <text:span text:style-name="T3">removeBook</text:span>(<text:span text:style-name="T5">id</text:span>) {</text:p>
      <text:p text:style-name="P1"><text:span text:style-name="T1">const</text:span> <text:span text:style-name="T4">books</text:span> = <text:span text:style-name="T2">Store</text:span>.<text:span text:style-name="T3">getBooks</text:span>();</text:p>
      <text:p text:style-name="P1"><text:span text:style-name="T4">books</text:span>.<text:span text:style-name="T3">forEach</text:span>((<text:span text:style-name="T5">book</text:span>, <text:span text:style-name="T5">index</text:span>) <text:span text:style-name="T1">=&gt;</text:span> {</text:p>
      <text:p text:style-name="P1"><text:span text:style-name="T7">if</text:span>(<text:span text:style-name="T5">book</text:span>.<text:span text:style-name="T5">id</text:span> === <text:span text:style-name="T5">id</text:span>) {</text:p>
      <text:p text:style-name="P1"><text:span text:style-name="T4">books</text:span>.<text:span text:style-name="T3">splice</text:span>(<text:span text:style-name="T5">index</text:span>, <text:span text:style-name="T8">1</text:span>);</text:p>
      <text:p text:style-name="P1">}</text:p>
      <text:p text:style-name="P1">});</text:p>
      <text:p text:style-name="P1"><text:span text:style-name="T5">localStorage</text:span>.<text:span text:style-name="T3">setItem</text:span>(<text:span text:style-name="T6">'books'</text:span>, <text:span text:style-name="T5">JSON</text:span>.<text:span text:style-name="T3">stringify</text:span>(<text:span text:style-name="T4">books</text:span>));</text:p>
      <text:p text:style-name="P1">}</text:p>
      <text:p text:style-name="P1">}</text:p>
      <text:p text:style-name="P2">// Event: Display Books</text:p>
      <text:p text:style-name="P1"><text:soft-page-break/><text:span text:style-name="T4">form</text:span>.<text:span text:style-name="T3">addEventListener</text:span>(<text:span text:style-name="T6">'DOMContentLoaded'</text:span>, <text:span text:style-name="T4">UI</text:span>.<text:span text:style-name="T5">displayBooks</text:span>);</text:p>
      <text:p text:style-name="P2">// Event: Add a Book</text:p>
      <text:p text:style-name="P1"><text:span text:style-name="T5">document</text:span>.<text:span text:style-name="T3">querySelector</text:span>(<text:span text:style-name="T6">'.container'</text:span>).<text:span text:style-name="T3">addEventListener</text:span>(<text:span text:style-name="T6">'submit'</text:span>, (<text:span text:style-name="T5">e</text:span>) <text:span text:style-name="T1">=&gt;</text:span> {</text:p>
      <text:p text:style-name="P2">// Prevent actual submit</text:p>
      <text:p text:style-name="P1"><text:span text:style-name="T5">e</text:span>.<text:span text:style-name="T3">preventDefault</text:span>();</text:p>
      <text:p text:style-name="P2">// Get form values</text:p>
      <text:p text:style-name="P1"><text:span text:style-name="T1">const</text:span> <text:span text:style-name="T4">title</text:span> = <text:span text:style-name="T5">document</text:span>.<text:span text:style-name="T3">querySelector</text:span>(<text:span text:style-name="T6">'.input-title'</text:span>).<text:span text:style-name="T5">value</text:span>;</text:p>
      <text:p text:style-name="P1"><text:span text:style-name="T1">const</text:span> <text:span text:style-name="T4">author</text:span> = <text:span text:style-name="T5">document</text:span>.<text:span text:style-name="T3">querySelector</text:span>(<text:span text:style-name="T6">'.input-author'</text:span>).<text:span text:style-name="T5">value</text:span>;</text:p>
      <text:p text:style-name="P1"><text:span text:style-name="T1">const</text:span> <text:span text:style-name="T4">id</text:span> = <text:span text:style-name="T5">Math</text:span>.<text:span text:style-name="T3">random</text:span>().<text:span text:style-name="T3">toString</text:span>(<text:span text:style-name="T8">36</text:span>).<text:span text:style-name="T3">replace</text:span>(<text:span text:style-name="T9">/</text:span><text:span text:style-name="T6">[^</text:span><text:span text:style-name="T9">a-z</text:span><text:span text:style-name="T6">]</text:span><text:span text:style-name="T10">+</text:span><text:span text:style-name="T9">/</text:span><text:span text:style-name="T1">g</text:span>, <text:span text:style-name="T6">''</text:span>).<text:span text:style-name="T3">substr</text:span>(<text:span text:style-name="T8">0</text:span>, <text:span text:style-name="T8">5</text:span>);</text:p>
      <text:p text:style-name="P2">// Instatiate book</text:p>
      <text:p text:style-name="P1"><text:span text:style-name="T1">const</text:span> <text:span text:style-name="T4">book</text:span> = <text:span text:style-name="T1">new</text:span> <text:span text:style-name="T2">Book</text:span>(<text:span text:style-name="T4">title</text:span>, <text:span text:style-name="T4">author</text:span>, <text:span text:style-name="T4">id</text:span>);</text:p>
      <text:p text:style-name="P2">// myBooks.push(book);</text:p>
      <text:p text:style-name="P2">// Add Book to UI</text:p>
      <text:p text:style-name="P1"><text:span text:style-name="T2">UI</text:span>.<text:span text:style-name="T3">addBookToList</text:span>(<text:span text:style-name="T4">book</text:span>);</text:p>
      <text:p text:style-name="P2">// Add book to store</text:p>
      <text:p text:style-name="P1"><text:span text:style-name="T2">Store</text:span>.<text:span text:style-name="T3">addBook</text:span>(<text:span text:style-name="T4">book</text:span>);</text:p>
      <text:p text:style-name="P2">// Clear fields</text:p>
      <text:p text:style-name="P1"><text:span text:style-name="T2">UI</text:span>.<text:span text:style-name="T3">clearFields</text:span>();</text:p>
      <text:p text:style-name="P1">});</text:p>
      <text:p text:style-name="P2">// Event: Remove a Book</text:p>
      <text:p text:style-name="P1"><text:span text:style-name="T5">document</text:span>.<text:span text:style-name="T3">querySelector</text:span>(<text:span text:style-name="T6">'.container'</text:span>).<text:span text:style-name="T3">addEventListener</text:span>(<text:span text:style-name="T6">'click'</text:span>, (<text:span text:style-name="T5">e</text:span>) <text:span text:style-name="T1">=&gt;</text:span> {</text:p>
      <text:p text:style-name="P2">// Remove book from UI</text:p>
      <text:p text:style-name="P1"><text:span text:style-name="T2">UI</text:span>.<text:span text:style-name="T3">deleteBook</text:span>(<text:span text:style-name="T5">e</text:span>.<text:span text:style-name="T4">target</text:span>);</text:p>
      <text:p text:style-name="P2">// Remove book from store</text:p>
      <text:p text:style-name="P1"><text:span text:style-name="T2">Store</text:span>.<text:span text:style-name="T3">removeBook</text:span>(<text:span text:style-name="T5">e</text:span>.<text:span text:style-name="T4">target</text:span>.<text:span text:style-name="T5">parentElement</text:span>.<text:span text:style-name="T5">textContent</text:span>);</text:p>
      <text:p text:style-name="P1">}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7:45:07.442584697</meta:creation-date>
    <dc:date>2021-10-19T17:45:28.203503258</dc:date>
    <meta:editing-duration>PT22S</meta:editing-duration>
    <meta:editing-cycles>1</meta:editing-cycles>
    <meta:document-statistic meta:table-count="0" meta:image-count="0" meta:object-count="0" meta:page-count="2" meta:paragraph-count="77" meta:word-count="209" meta:character-count="1880" meta:non-whitespace-character-count="1748"/>
    <meta:generator>LibreOffice/6.4.7.2$Linux_X86_64 LibreOffice_project/40$Build-2</meta:generator>
  </office:meta>
</office:document-meta>
</file>